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91cm" fo:min-width="6.9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2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032cm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06cm" fo:min-width="8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7.75cm" svg:height="3.5cm" svg:x="10.25cm" svg:y="11.5cm">
          <draw:glue-point draw:id="4" svg:x="3.5cm" svg:y="-5cm"/>
          <draw:glue-point draw:id="5" svg:x="-3.5cm" svg:y="-5cm"/>
          <text:p text:style-name="P1">SLO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cm" svg:height="2.25cm" svg:x="1cm" svg:y="5.5cm">
          <draw:glue-point draw:id="4" svg:x="3.125cm" svg:y="5cm"/>
          <draw:glue-point draw:id="5" svg:x="-3.125cm" svg:y="5cm"/>
          <text:p text:style-name="P1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75cm" svg:height="2.25cm" svg:x="22.5cm" svg:y="6.5cm">
          <text:p text:style-name="P1">CONST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75cm" svg:height="2.25cm" svg:x="8.25cm" svg:y="17.25cm">
          <text:p text:style-name="P1">BRA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25cm" svg:y1="7.75cm" svg:x2="10.25cm" svg:y2="13.25cm" draw:start-shape="id1" draw:start-glue-point="4" draw:end-shape="id2" draw:end-glue-point="3" svg:d="M4250 7750v5500h6000" svg:viewBox="0 0 6001 5501">
          <text:p text:style-name="P1"/>
        </draw:connector>
        <draw:connector draw:style-name="gr5" draw:text-style-name="P2" draw:layer="layout" svg:x1="18cm" svg:y1="13.25cm" svg:x2="24.875cm" svg:y2="8.75cm" draw:start-shape="id2" draw:start-glue-point="1" draw:end-shape="id3" draw:end-glue-point="2" svg:d="M18000 13250h6875v-4500" svg:viewBox="0 0 6876 4501">
          <text:p/>
        </draw:connector>
        <draw:connector draw:style-name="gr5" draw:text-style-name="P2" draw:layer="layout" svg:x1="22.5cm" svg:y1="7.625cm" svg:x2="16.837cm" svg:y2="11.5cm" draw:start-shape="id3" draw:start-glue-point="3" draw:end-shape="id2" draw:end-glue-point="4" svg:d="M22500 7625h-5663v3875" svg:viewBox="0 0 5664 3876">
          <text:p/>
        </draw:connector>
        <draw:connector draw:style-name="gr5" draw:text-style-name="P2" draw:layer="layout" svg:x1="11.413cm" svg:y1="11.5cm" svg:x2="5cm" svg:y2="6.625cm" draw:start-shape="id2" draw:start-glue-point="5" draw:end-shape="id1" draw:end-glue-point="1" svg:d="M11413 11500v-4875h-6413" svg:viewBox="0 0 6414 4876">
          <text:p/>
        </draw:connector>
        <draw:connector draw:style-name="gr5" draw:text-style-name="P2" draw:layer="layout" svg:x1="8.25cm" svg:y1="18.375cm" svg:x2="1.75cm" svg:y2="7.75cm" draw:start-shape="id4" draw:start-glue-point="3" draw:end-shape="id1" draw:end-glue-point="5" svg:d="M8250 18375h-6500v-10625" svg:viewBox="0 0 6501 10626">
          <text:p/>
        </draw:connector>
        <draw:connector draw:style-name="gr5" draw:text-style-name="P2" draw:layer="layout" svg:x1="27.25cm" svg:y1="7.625cm" svg:x2="13cm" svg:y2="18.375cm" draw:start-shape="id3" draw:start-glue-point="1" draw:end-shape="id4" draw:end-glue-point="1" svg:d="M27250 7625h502v10750h-14752" svg:viewBox="0 0 14753 10751">
          <text:p/>
        </draw:connector>
        <draw:connector draw:style-name="gr5" draw:text-style-name="P2" draw:layer="layout" svg:x1="14.125cm" svg:y1="15cm" svg:x2="10.625cm" svg:y2="17.25cm" draw:start-shape="id2" draw:start-glue-point="2" draw:end-shape="id4" draw:end-glue-point="0" svg:d="M14125 15000v1126h-3500v1124" svg:viewBox="0 0 3501 2251">
          <text:p/>
        </draw:connector>
        <draw:frame draw:style-name="gr6" draw:text-style-name="P3" draw:layer="layout" svg:width="5.25cm" svg:height="3.806cm" svg:x="5.25cm" svg:y="11cm">
          <draw:text-box>
            <text:p>t=t0 (début de rampe)</text:p>
          </draw:text-box>
        </draw:frame>
        <draw:frame draw:style-name="gr7" draw:text-style-name="P3" draw:layer="layout" svg:width="8.75cm" svg:height="2.384cm" svg:x="19cm" svg:y="11.616cm">
          <draw:text-box>
            <text:p>V franchit Vc/</text:p>
            <text:p>V = Vc</text:p>
          </draw:text-box>
        </draw:frame>
        <draw:frame draw:style-name="gr8" draw:text-style-name="P3" draw:layer="layout" svg:width="4.5cm" svg:height="1.673cm" svg:x="20.5cm" svg:y="17.25cm">
          <draw:text-box>
            <text:p>BrakeEvent</text:p>
          </draw:text-box>
        </draw:frame>
        <draw:frame draw:style-name="gr8" draw:text-style-name="P3" draw:layer="layout" svg:width="4.5cm" svg:height="1.673cm" svg:x="12.5cm" svg:y="16.327cm">
          <draw:text-box>
            <text:p>BrakeEvent</text:p>
          </draw:text-box>
        </draw:frame>
        <draw:frame draw:style-name="gr7" draw:text-style-name="P3" draw:layer="layout" svg:width="25cm" svg:height="2.384cm" svg:x="1.75cm" svg:y="1.75cm">
          <draw:text-box>
            <text:p>Entrées de RampSM : t et Vc (échelon du HN) ou wc (échelon du HN)</text:p>
            <text:p>Sortie : V, la sortie est toujours positive (pour marche avant et marche arrière)</text:p>
          </draw:text-box>
        </draw:frame>
        <draw:frame draw:style-name="gr7" draw:text-style-name="P3" draw:layer="layout" svg:width="8.5cm" svg:height="2.384cm" svg:x="14.25cm" svg:y="8.116cm">
          <draw:text-box>
            <text:p>EndRampEvent (d &gt; dEnd)</text:p>
            <text:p>OU</text:p>
            <text:p>GoalSpeedChangeEvent</text:p>
          </draw:text-box>
        </draw:frame>
        <draw:frame draw:style-name="gr7" draw:text-style-name="P3" draw:layer="layout" svg:width="5.25cm" svg:height="2.384cm" svg:x="3.5cm" svg:y="14cm">
          <draw:text-box>
            <text:p>V franchit 0/</text:p>
            <text:p>V = 0</text:p>
          </draw:text-box>
        </draw:frame>
        <draw:frame draw:style-name="gr7" draw:text-style-name="P3" draw:layer="layout" svg:width="5.25cm" svg:height="2.384cm" svg:x="6.5cm" svg:y="6.866cm">
          <draw:text-box>
            <text:p>V franchit 0/</text:p>
            <text:p>V = 0</text:p>
          </draw:text-box>
        </draw:frame>
        <draw:frame draw:style-name="gr7" draw:text-style-name="P3" draw:layer="layout" svg:width="8cm" svg:height="2.384cm" svg:x="10.311cm" svg:y="12.8cm">
          <draw:text-box>
            <text:p>GoalSpeedChangeEvent</text:p>
          </draw:text-box>
        </draw:frame>
        <draw:frame draw:style-name="gr9" draw:text-style-name="P4" draw:layer="layout" svg:width="8.394cm" svg:height="1.673cm" svg:x="10.25cm" svg:y="13.75cm">
          <draw:text-box>
            <text:p>EndRampEvent (d &gt; dEnd)</text:p>
          </draw:text-box>
        </draw:frame>
        <draw:custom-shape draw:style-name="gr10" draw:text-style-name="P1" draw:layer="layout" svg:width="9.25cm" svg:height="2.5cm" svg:x="11.75cm" svg:y="4cm">
          <draw:glue-point draw:id="4" svg:x="3.125cm" svg:y="5cm"/>
          <draw:glue-point draw:id="5" svg:x="-3.125cm" svg:y="5cm"/>
          <text:p text:style-name="P1">END ?</text:p>
          <text:p text:style-name="P1">→ pas de réponse aux events (même BrakeEvent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3T13:40:42.267172084</meta:creation-date>
    <dc:date>2023-04-13T15:47:43.778691325</dc:date>
    <meta:editing-duration>PT1H16M25S</meta:editing-duration>
    <meta:editing-cycles>14</meta:editing-cycles>
    <meta:generator>LibreOffice/7.3.7.2$Linux_X86_64 LibreOffice_project/30$Build-2</meta:generator>
    <meta:document-statistic meta:object-count="22"/>
  </office:meta>
</office:document-meta>
</file>